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43f50f" officeooo:paragraph-rsid="00461e13"/>
    </style:style>
    <style:style style:name="P2" style:family="paragraph" style:parent-style-name="Standard">
      <style:text-properties style:font-name="Linux Libertine O" officeooo:rsid="0043f50f" officeooo:paragraph-rsid="00462e7e"/>
    </style:style>
    <style:style style:name="P3" style:family="paragraph" style:parent-style-name="Standard">
      <style:text-properties style:font-name="Linux Libertine O" officeooo:rsid="0045121a" officeooo:paragraph-rsid="00461e13"/>
    </style:style>
    <style:style style:name="P4" style:family="paragraph" style:parent-style-name="Standard">
      <style:text-properties style:font-name="Linux Libertine O" officeooo:rsid="00462e7e" officeooo:paragraph-rsid="00462e7e"/>
    </style:style>
    <style:style style:name="P5" style:family="paragraph" style:parent-style-name="Standard">
      <style:text-properties style:font-name="Linux Libertine O" officeooo:rsid="004107b8" officeooo:paragraph-rsid="004107b8"/>
    </style:style>
    <style:style style:name="P6" style:family="paragraph" style:parent-style-name="Heading">
      <style:text-properties officeooo:paragraph-rsid="003fff47"/>
    </style:style>
    <style:style style:name="P7" style:family="paragraph" style:parent-style-name="Heading_20_1">
      <style:text-properties officeooo:paragraph-rsid="003fff47"/>
    </style:style>
    <style:style style:name="P8" style:family="paragraph" style:parent-style-name="Standard">
      <style:text-properties style:font-name="Linux Libertine O" officeooo:rsid="00462e7e" officeooo:paragraph-rsid="00462e7e"/>
    </style:style>
    <style:style style:name="P9" style:family="paragraph" style:parent-style-name="Standard">
      <style:text-properties style:font-name="Linux Libertine O" officeooo:rsid="0045121a" officeooo:paragraph-rsid="00484837"/>
    </style:style>
    <style:style style:name="P10" style:family="paragraph" style:parent-style-name="Standard">
      <style:text-properties style:font-name="Linux Libertine O" officeooo:rsid="00484837" officeooo:paragraph-rsid="00484837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62e7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style:font-name="Linux Libertine O" fo:font-size="14pt" fo:font-weight="bold" officeooo:rsid="00484837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462e7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48483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officeooo:rsid="00462e7e"/>
    </style:style>
    <style:style style:name="T10" style:family="text">
      <style:text-properties officeooo:rsid="0046edd1"/>
    </style:style>
    <style:style style:name="T11" style:family="text">
      <style:text-properties officeooo:rsid="004848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8">Tomato and green bean pasta sauce</text:span><text:span text:style-name="T5"> </text:span><text:span text:style-name="T6">(</text:span><text:span text:style-name="T8">2</text:span><text:span text:style-name="T6"> portions; </text:span><text:span text:style-name="T8">2</text:span><text:span text:style-name="T7">0 </text:span><text:span text:style-name="T6">min)</text:span></text:h>
      <text:p text:style-name="P6"><text:span text:style-name="T4">F</text:span><text:span text:style-name="T1">or </text:span><text:span text:style-name="T2">the </text:span><text:span text:style-name="T3">sauce</text:span></text:p>
      <text:p text:style-name="P5">8 tbsp olive oil</text:p>
      <text:p text:style-name="P1"><text:span text:style-name="T11">4</text:span> cloves garlic</text:p>
      <text:p text:style-name="P1"><text:span text:style-name="T11">1</text:span> red onion<text:span text:style-name="T9"> (~</text:span><text:span text:style-name="T11">1</text:span><text:span text:style-name="T9">50g)</text:span></text:p>
      <text:p text:style-name="P1"/>
      <text:p text:style-name="P2"><text:span text:style-name="T9">1</text:span> stock pot</text:p>
      <text:p text:style-name="P4">1 tin <text:span text:style-name="T11">plum</text:span> tomatoes <text:span text:style-name="T11">or 350g cherry tomatoes (or a mixture!)</text:span></text:p>
      <text:p text:style-name="P4"/>
      <text:p text:style-name="P4">150g <text:span text:style-name="T11">frozen green beans</text:span></text:p>
      <text:p text:style-name="P4"/>
      <text:p text:style-name="P3"/>
      <text:p text:style-name="P9">Peel and roughly chop the garlic <text:span text:style-name="T9">and onion, </text:span><text:span text:style-name="T11">chop the green beans down to an inch or so, and halve the cherry tomatoes if using.</text:span></text:p>
      <text:p text:style-name="P9"/>
      <text:p text:style-name="P9">Cover the bottom of a pan in oil and heat. <text:span text:style-name="T9">Fry</text:span> the onion and garlic on high <text:span text:style-name="T11">heat</text:span> for <text:span text:style-name="T9">a </text:span><text:span text:style-name="T11">couple of minutes</text:span><text:span text:style-name="T9">. </text:span><text:span text:style-name="T11">Add the beans and fry for another couple of minutes.</text:span></text:p>
      <text:p text:style-name="P4"/>
      <text:p text:style-name="P4">Add the tomatoes, stock pot, <text:span text:style-name="T11">and a bit of hot water</text:span>. <text:span text:style-name="T11">Mix well, b</text:span>ring to the boil and simmer for <text:span text:style-name="T11">10</text:span> minutes.</text:p>
      <text:p text:style-name="P4"/>
      <text:p text:style-name="P10">Good with pasta or ri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1-05T19:26:24.517972939</dc:date>
    <meta:editing-duration>PT2H53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27" meta:character-count="626" meta:non-whitespace-character-count="511"/>
  </office:meta>
</office:document-meta>
</file>